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af0e5" officeooo:paragraph-rsid="000af0e5"/>
    </style:style>
    <style:style style:name="P2" style:family="paragraph" style:parent-style-name="Text_20_body">
      <style:text-properties officeooo:rsid="000af0e5" officeooo:paragraph-rsid="000af0e5"/>
    </style:style>
    <style:style style:name="P3" style:family="paragraph" style:parent-style-name="Text_20_body">
      <style:text-properties fo:font-weight="bold" officeooo:rsid="000af0e5" officeooo:paragraph-rsid="000af0e5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Preformatted_20_Text" style:list-style-name="L1"/>
    <style:style style:name="P7" style:family="paragraph" style:parent-style-name="Preformatted_20_Text" style:list-style-name="L1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9" style:family="paragraph" style:parent-style-name="Preformatted_20_Text" style:list-style-name="L1">
      <style:paragraph-properties style:writing-mode="lr-tb"/>
    </style:style>
    <style:style style:name="P10" style:family="paragraph" style:parent-style-name="Text_20_body" style:list-style-name="L2"/>
    <style:style style:name="P11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12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13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4" style:family="paragraph" style:parent-style-name="Preformatted_20_Text" style:list-style-name="L2"/>
    <style:style style:name="P15" style:family="paragraph" style:parent-style-name="Preformatted_20_Text" style:list-style-name="L2">
      <style:paragraph-properties style:writing-mode="lr-tb"/>
    </style:style>
    <style:style style:name="P16" style:family="paragraph" style:parent-style-name="Preformatted_20_Text">
      <style:paragraph-properties fo:margin-top="0in" fo:margin-bottom="0.1965in" style:contextual-spacing="false" style:writing-mode="lr-tb"/>
    </style:style>
    <style:style style:name="P17" style:family="paragraph" style:parent-style-name="Heading_20_3">
      <style:paragraph-properties fo:margin-top="0in" fo:margin-bottom="0.1965in" style:contextual-spacing="false" style:writing-mode="lr-tb"/>
    </style:style>
    <style:style style:name="P18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LDO-HUB - DATA SCIENCE – Python Programming</text:h>
      <text:p text:style-name="P2"/>
      <text:p text:style-name="P3">Class Assignment – Topic 3 Iteration</text:p>
      <text:h text:style-name="Heading_20_2" text:outline-level="2">Challenge 1: Digit Frequency Counter</text:h>
      <text:p text:style-name="Text_20_body"><text:span text:style-name="Strong_20_Emphasis">Goal:</text:span> Practice <text:span text:style-name="Strong_20_Emphasis"><text:span text:style-name="Source_20_Text">for</text:span></text:span><text:span text:style-name="Strong_20_Emphasis"> loops</text:span>, string handling, and dictionaries to count how often each digit appears.</text:p>
      <text:h text:style-name="Heading_20_3" text:outline-level="3">🔍 Description</text:h>
      <text:list text:style-name="L1">
        <text:list-item>
          <text:p text:style-name="P4">Prompt the user:</text:p>
          <text:p text:style-name="P5"><text:span text:style-name="Source_20_Text">num_str = input("Enter a positive integer: ")</text:span></text:p>
        </text:list-item>
        <text:list-item>
          <text:p text:style-name="P4"><text:span text:style-name="Strong_20_Emphasis">Validate</text:span> input is all digits (<text:span text:style-name="Source_20_Text">str.isdigit()</text:span>) </text:p>
        </text:list-item>
        <text:list-item>
          <text:p text:style-name="P4">Initialize a <text:span text:style-name="Strong_20_Emphasis">dictionary</text:span> <text:span text:style-name="Source_20_Text">counts = {}</text:span>.</text:p>
        </text:list-item>
        <text:list-item>
          <text:p text:style-name="P4"><text:span text:style-name="Strong_20_Emphasis">Iterate</text:span> over each character in the string (<text:span text:style-name="Source_20_Text">for ch in num_str:</text:span>) :</text:p>
          <text:list>
            <text:list-item>
              <text:p text:style-name="P4">Convert <text:span text:style-name="Source_20_Text">ch</text:span> to an integer if desired, or keep as string key.</text:p>
            </text:list-item>
            <text:list-item>
              <text:p text:style-name="P4">Use <text:span text:style-name="Source_20_Text">counts[ch] = counts.get(ch, 0) + 1</text:span>.</text:p>
            </text:list-item>
          </text:list>
        </text:list-item>
        <text:list-item>
          <text:p text:style-name="P4">After the loop, <text:span text:style-name="Strong_20_Emphasis">print</text:span> each digit and its frequency in ascending order:</text:p>
          <text:p text:style-name="P6">python</text:p>
          <text:p text:style-name="P6">CopyEdit</text:p>
          <text:p text:style-name="P7"><text:span text:style-name="Source_20_Text">for digit in sorted(counts):</text:span></text:p>
          <text:p text:style-name="P8"><text:span text:style-name="Source_20_Text"><text:s text:c="4"/>print(f"Digit {digit}: {counts[digit]} time(s)")</text:span></text:p>
        </text:list-item>
        <text:list-item>
          <text:p text:style-name="P4"><text:span text:style-name="Strong_20_Emphasis">Example Run:</text:span></text:p>
          <text:p text:style-name="P6">css</text:p>
          <text:p text:style-name="P6">CopyEdit</text:p>
          <text:p text:style-name="P7"><text:span text:style-name="Source_20_Text">Enter a positive integer: 12234331</text:span></text:p>
          <text:p text:style-name="P9"><text:span text:style-name="Source_20_Text">Digit 1: 3 time(s)</text:span></text:p>
          <text:p text:style-name="P9"><text:span text:style-name="Source_20_Text">Digit 2: 2 time(s)</text:span></text:p>
          <text:p text:style-name="P9"><text:span text:style-name="Source_20_Text">Digit 3: 3 time(s)</text:span></text:p>
          <text:p text:style-name="P8"><text:span text:style-name="Source_20_Text">Digit 4: 1 time(s)</text:span>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>Challenge 2: Guess‑the‑Number Game with Limited Attempts</text:h>
      <text:p text:style-name="Text_20_body"><text:span text:style-name="Strong_20_Emphasis">Goal:</text:span> Combine <text:span text:style-name="Strong_20_Emphasis"><text:span text:style-name="Source_20_Text">while</text:span></text:span><text:span text:style-name="Strong_20_Emphasis"> loops</text:span>, <text:span text:style-name="Strong_20_Emphasis">branching</text:span>, and <text:span text:style-name="Strong_20_Emphasis">input/output</text:span> to create an interactive game.</text:p>
      <text:h text:style-name="Heading_20_3" text:outline-level="3">🔍 Description</text:h>
      <text:list text:style-name="L2">
        <text:list-item>
          <text:p text:style-name="P10"><text:span text:style-name="Strong_20_Emphasis">Import</text:span> the built‑in <text:span text:style-name="Source_20_Text">random</text:span> module.</text:p>
        </text:list-item>
        <text:list-item>
          <text:p text:style-name="P10"><text:span text:style-name="Strong_20_Emphasis">Generate</text:span> a random integer between 1 and 50:</text:p>
          <text:p text:style-name="P11"><text:span text:style-name="Source_20_Text">import random</text:span></text:p>
          <text:p text:style-name="P12"><text:span text:style-name="Source_20_Text">secret = random.randint(1, 50)</text:span></text:p>
        </text:list-item>
        <text:list-item>
          <text:p text:style-name="P10">Set a <text:span text:style-name="Strong_20_Emphasis">counter</text:span> <text:span text:style-name="Source_20_Text">attempts = 0</text:span> and a <text:span text:style-name="Strong_20_Emphasis">maximum</text:span> <text:span text:style-name="Source_20_Text">max_attempts = 5</text:span>.</text:p>
        </text:list-item>
        <text:list-item>
          <text:p text:style-name="P10">Use a <text:span text:style-name="Strong_20_Emphasis"><text:span text:style-name="Source_20_Text">while</text:span></text:span><text:span text:style-name="Strong_20_Emphasis"> loop</text:span> (<text:span text:style-name="Source_20_Text">while attempts &lt; max_attempts:</text:span>) to allow up to 5 guesses:</text:p>
          <text:list>
            <text:list-item>
              <text:p text:style-name="P10">Prompt:</text:p>
              <text:p text:style-name="P13"><text:span text:style-name="Source_20_Text">guess = int(input(f"Attempt {attempts+1}/{max_attempts}: Your guess? "))</text:span></text:p>
            </text:list-item>
            <text:list-item>
              <text:p text:style-name="P10"><text:span text:style-name="Strong_20_Emphasis">Increment</text:span> <text:span text:style-name="Source_20_Text">attempts += 1</text:span>.</text:p>
            </text:list-item>
            <text:list-item>
              <text:p text:style-name="P10"><text:span text:style-name="Strong_20_Emphasis">Branch</text:span>:</text:p>
              <text:list>
                <text:list-item>
                  <text:p text:style-name="P10">If <text:span text:style-name="Source_20_Text">guess == secret</text:span>:</text:p>
                </text:list-item>
              </text:list>
            </text:list-item>
          </text:list>
        </text:list-item>
      </text:list>
      <text:p text:style-name="Preformatted_20_Text"/>
      <text:list text:continue-numbering="true" text:style-name="L2">
        <text:list-item>
          <text:list>
            <text:list-item>
              <text:list>
                <text:list-header>
                  <text:p text:style-name="P11"><text:span text:style-name="Source_20_Text">print("🎉 Correct! You guessed the number in", attempts, "tries.")</text:span></text:p>
                  <text:p text:style-name="P12"><text:span text:style-name="Source_20_Text">break</text:span></text:p>
                </text:list-header>
                <text:list-item>
                  <text:p text:style-name="P10">Elif <text:span text:style-name="Source_20_Text">guess &lt; secret</text:span>:</text:p>
                </text:list-item>
              </text:list>
            </text:list-item>
          </text:list>
        </text:list-item>
      </text:list>
      <text:p text:style-name="Preformatted_20_Text"/>
      <text:list text:continue-numbering="true" text:style-name="L2">
        <text:list-item>
          <text:list>
            <text:list-item>
              <text:list>
                <text:list-header>
                  <text:p text:style-name="P13"><text:span text:style-name="Source_20_Text">print("Too low! Try again.")</text:span></text:p>
                </text:list-header>
                <text:list-item>
                  <text:p text:style-name="P10">Else:</text:p>
                  <text:p text:style-name="P14"/>
                  <text:p text:style-name="P13"><text:span text:style-name="Source_20_Text">print("Too high! Try again.")</text:span></text:p>
                </text:list-item>
              </text:list>
            </text:list-item>
          </text:list>
        </text:list-item>
        <text:list-item>
          <text:p text:style-name="P10">After the loop, if the user <text:span text:style-name="Strong_20_Emphasis">didn’t guess</text:span> correctly:</text:p>
          <text:p text:style-name="P14"/>
          <text:p text:style-name="P11"><text:span text:style-name="Source_20_Text">else:</text:span></text:p>
          <text:p text:style-name="P12"><text:span text:style-name="Source_20_Text"><text:s text:c="4"/>print(" Out of attempts. The number was", secret)</text:span></text:p>
        </text:list-item>
        <text:list-item>
          <text:p text:style-name="P10"><text:soft-page-break/><text:span text:style-name="Strong_20_Emphasis">Example Run:</text:span></text:p>
          <text:p text:style-name="P11"><text:span text:style-name="Source_20_Text">Attempt 1/5: Your guess? 25</text:span></text:p>
          <text:p text:style-name="P15"><text:span text:style-name="Source_20_Text">Too low! Try again.</text:span></text:p>
          <text:p text:style-name="P15"><text:span text:style-name="Source_20_Text">...</text:span></text:p>
          <text:p text:style-name="P12"><text:span text:style-name="Source_20_Text"> Correct! You guessed the number in 4 tries.</text:span></text:p>
        </text:list-item>
      </text:list>
      <text:p text:style-name="P16"><text:span text:style-name="Source_20_Text"/></text:p>
      <text:p text:style-name="P16"><text:span text:style-name="Source_20_Text"/></text:p>
      <text:h text:style-name="P17" text:outline-level="3"><text:span text:style-name="Source_20_Text">References</text:span></text:h>
      <text:list text:style-name="L3">
        <text:list-item>
          <text:p text:style-name="P18">Python string methods: <text:span text:style-name="Source_20_Text">str.isdigit()</text:span> </text:p>
        </text:list-item>
        <text:list-item>
          <text:p text:style-name="P18">For loop syntax: <text:span text:style-name="Source_20_Text">for x in iterable:</text:span> </text:p>
        </text:list-item>
        <text:list-item>
          <text:p text:style-name="P18">While loop overview: “Python’s while loop repeats as long as condition is true” </text:p>
        </text:list-item>
        <text:list-item>
          <text:p text:style-name="P18">Branching examples in loops: GeeksforGeeks </text:p>
        </text:list-item>
        <text:list-item>
          <text:p text:style-name="P18">Dictionary <text:span text:style-name="Source_20_Text">.get()</text:span> for counting </text:p>
        </text:list-item>
        <text:list-item>
          <text:p text:style-name="P18"><text:span text:style-name="Source_20_Text">random.randint()</text:span> documentation </text:p>
        </text:list-item>
        <text:list-item>
          <text:p text:style-name="P18">Sorting dictionary keys: Python sorted() built-in </text:p>
        </text:list-item>
        <text:list-item>
          <text:p text:style-name="P18">F‑strings for output formatting </text:p>
        </text:list-item>
        <text:list-item>
          <text:p text:style-name="P18">Break and else clause on loops </text:p>
        </text:list-item>
        <text:list-item>
          <text:p text:style-name="P18">Input conversion: <text:span text:style-name="Source_20_Text">int(input())</text:span> </text:p>
        </text:list-item>
      </text:list>
      <text:p text:style-name="P16"><text:span text:style-name="Source_20_Text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7:07:46.591135669</meta:creation-date>
    <dc:date>2025-05-17T17:21:25.399970203</dc:date>
    <meta:editing-duration>PT13M39S</meta:editing-duration>
    <meta:editing-cycles>2</meta:editing-cycles>
    <meta:generator>LibreOffice/24.8.6.2$Linux_X86_64 LibreOffice_project/480$Build-2</meta:generator>
    <meta:document-statistic meta:table-count="0" meta:image-count="0" meta:object-count="0" meta:page-count="3" meta:paragraph-count="65" meta:word-count="369" meta:character-count="2198" meta:non-whitespace-character-count="1908"/>
  </office:meta>
</office:document-meta>
</file>